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cdd2d" officeooo:paragraph-rsid="000cdd2d"/>
    </style:style>
    <style:style style:name="P2" style:family="paragraph" style:parent-style-name="Standard" style:list-style-name="L1">
      <style:text-properties officeooo:paragraph-rsid="000cdd2d"/>
    </style:style>
    <style:style style:name="P3" style:family="paragraph" style:parent-style-name="Standard" style:list-style-name="L2">
      <style:text-properties officeooo:paragraph-rsid="000cdd2d"/>
    </style:style>
    <style:style style:name="P4" style:family="paragraph" style:parent-style-name="Standard" style:list-style-name="L3">
      <style:text-properties officeooo:paragraph-rsid="000cdd2d"/>
    </style:style>
    <style:style style:name="P5" style:family="paragraph" style:parent-style-name="Standard" style:list-style-name="L4">
      <style:text-properties officeooo:paragraph-rsid="000d2162"/>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officeooo:rsid="000cdd2d" officeooo:paragraph-rsid="000cdd2d" style:font-weight-asian="bold" style:font-weight-complex="bold"/>
    </style:style>
    <style:style style:name="T1" style:family="text">
      <style:text-properties officeooo:rsid="000cdd2d"/>
    </style:style>
    <style:style style:name="T2" style:family="text">
      <style:text-properties officeooo:rsid="000d216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posed amemendmends</text:p>
      <text:p text:style-name="P1"/>
      <text:list xml:id="list1630556216" text:style-name="L1">
        <text:list-item>
          <text:p text:style-name="P2"><text:span text:style-name="T1">Article XII </text:span></text:p>
        </text:list-item>
      </text:list>
      <text:p text:style-name="P1"><text:s/>iii)Committee to have a maximum of five member as opposed to seven stated by the constitution.</text:p>
      <text:p text:style-name="P1"/>
      <text:list xml:id="list968210132" text:style-name="L2">
        <text:list-item>
          <text:p text:style-name="P3"><text:span text:style-name="T1">Again on the committee article, its not spocified which dokets will need the special committees. Suggested that an article be added to clarify on what are these committes and which dokets needs one</text:span></text:p>
        </text:list-item>
      </text:list>
      <text:p text:style-name="P1"/>
      <text:list xml:id="list2472975949" text:style-name="L3">
        <text:list-item>
          <text:p text:style-name="P4"><text:span text:style-name="T1">On roles of the excutives, in article XIV <text:s/>of the constitution, its suggested that a sub article be added stating that members of the exercutive shall perform other duties as stated by the chair, this wll reduce the limits on how executives carry our their tasks.</text:span></text:p>
        </text:list-item>
      </text:list>
      <text:p text:style-name="P1"/>
      <text:list xml:id="list143912454562573" text:continue-numbering="true" text:style-name="L3">
        <text:list-item>
          <text:p text:style-name="P4"><text:span text:style-name="T1">On roles of the publicity secretary, VIII 6(a). the constitution only states that that they will be responsible for facebook and twitter.</text:span></text:p>
        </text:list-item>
      </text:list>
      <text:p text:style-name="P1"><text:s text:c="7"/>Suggested the other social media should be added and be stated clearly in the constitution. </text:p>
      <text:list xml:id="list1736395403" text:style-name="L4">
        <text:list-item>
          <text:p text:style-name="P5"><text:span text:style-name="T2">Currently, our constitution doesn’t state our vision and Mission, suggested the Mission and vision to be added in the constitu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14:28:07.915931497</meta:creation-date>
    <dc:date>2018-02-11T14:39:11.519357446</dc:date>
    <meta:editing-duration>PT11M3S</meta:editing-duration>
    <meta:editing-cycles>4</meta:editing-cycles>
    <meta:generator>LibreOffice/5.4.4.2$Linux_X86_64 LibreOffice_project/2524958677847fb3bb44820e40380acbe820f960</meta:generator>
    <meta:document-statistic meta:table-count="0" meta:image-count="0" meta:object-count="0" meta:page-count="1" meta:paragraph-count="8" meta:word-count="161" meta:character-count="959" meta:non-whitespace-character-count="800"/>
  </office:meta>
</office:document-meta>
</file>